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118cb3" officeooo:paragraph-rsid="00118cb3"/>
    </style:style>
    <style:style style:name="P2" style:family="paragraph" style:parent-style-name="Standard">
      <style:paragraph-properties fo:text-align="start" style:justify-single-word="false"/>
      <style:text-properties fo:color="#c9211e" loext:opacity="100%" style:font-name="Arial" style:text-underline-style="none" officeooo:rsid="00118cb3" officeooo:paragraph-rsid="00118cb3"/>
    </style:style>
    <style:style style:name="P3" style:family="paragraph" style:parent-style-name="Standard">
      <style:paragraph-properties fo:text-align="start" style:justify-single-word="false"/>
      <style:text-properties fo:color="#c9211e" loext:opacity="100%" style:font-name="Arial" style:text-underline-style="none" officeooo:rsid="0012ac6f" officeooo:paragraph-rsid="0012ac6f"/>
    </style:style>
    <style:style style:name="P4" style:family="paragraph" style:parent-style-name="Standard">
      <style:paragraph-properties fo:text-align="start" style:justify-single-word="false"/>
      <style:text-properties fo:color="#c9211e" loext:opacity="100%" style:font-name="Arial" style:text-underline-style="none" officeooo:rsid="0034652c" officeooo:paragraph-rsid="0034652c"/>
    </style:style>
    <style:style style:name="P5" style:family="paragraph" style:parent-style-name="Standard">
      <style:paragraph-properties fo:text-align="center" style:justify-single-word="false"/>
      <style:text-properties style:font-name="Arial" style:text-underline-style="solid" style:text-underline-width="auto" style:text-underline-color="font-color" officeooo:rsid="00118cb3" officeooo:paragraph-rsid="00118cb3"/>
    </style:style>
    <style:style style:name="P6" style:family="paragraph" style:parent-style-name="Standard">
      <style:paragraph-properties fo:text-align="start" style:justify-single-word="false"/>
      <style:text-properties style:font-name="Arial" style:text-underline-style="none" officeooo:rsid="0011c045" officeooo:paragraph-rsid="0011c045"/>
    </style:style>
    <style:style style:name="P7" style:family="paragraph" style:parent-style-name="Standard">
      <style:paragraph-properties fo:text-align="start" style:justify-single-word="false"/>
      <style:text-properties style:font-name="Arial" style:text-underline-style="none" officeooo:rsid="0012ac6f" officeooo:paragraph-rsid="0012ac6f"/>
    </style:style>
    <style:style style:name="P8" style:family="paragraph" style:parent-style-name="Standard">
      <style:paragraph-properties fo:text-align="start" style:justify-single-word="false"/>
      <style:text-properties style:font-name="Arial" style:text-underline-style="none" officeooo:rsid="0015bf72" officeooo:paragraph-rsid="0015bf72"/>
    </style:style>
    <style:style style:name="P9" style:family="paragraph" style:parent-style-name="Standard">
      <style:paragraph-properties fo:text-align="start" style:justify-single-word="false"/>
      <style:text-properties style:font-name="Arial" style:text-underline-style="none" officeooo:rsid="0018381e" officeooo:paragraph-rsid="0018381e"/>
    </style:style>
    <style:style style:name="P10" style:family="paragraph" style:parent-style-name="Standard">
      <style:paragraph-properties fo:text-align="start" style:justify-single-word="false"/>
      <style:text-properties style:font-name="Arial" style:text-underline-style="none" officeooo:rsid="001a8d7a" officeooo:paragraph-rsid="001a8d7a"/>
    </style:style>
    <style:style style:name="P11" style:family="paragraph" style:parent-style-name="Standard">
      <style:paragraph-properties fo:text-align="start" style:justify-single-word="false"/>
      <style:text-properties style:font-name="Arial" style:text-underline-style="none" officeooo:rsid="001b53fa" officeooo:paragraph-rsid="001b53fa"/>
    </style:style>
    <style:style style:name="P12" style:family="paragraph" style:parent-style-name="Standard">
      <style:paragraph-properties fo:text-align="start" style:justify-single-word="false"/>
      <style:text-properties style:font-name="Arial" style:text-underline-style="none" officeooo:rsid="001e89f8" officeooo:paragraph-rsid="001e89f8"/>
    </style:style>
    <style:style style:name="P13" style:family="paragraph" style:parent-style-name="Standard">
      <style:paragraph-properties fo:text-align="start" style:justify-single-word="false"/>
      <style:text-properties style:font-name="Arial" style:text-underline-style="none" officeooo:rsid="001f6bcb" officeooo:paragraph-rsid="001f6bcb"/>
    </style:style>
    <style:style style:name="P14" style:family="paragraph" style:parent-style-name="Standard">
      <style:paragraph-properties fo:text-align="start" style:justify-single-word="false"/>
      <style:text-properties style:font-name="Arial" style:text-underline-style="none" officeooo:rsid="002245ad" officeooo:paragraph-rsid="002245ad"/>
    </style:style>
    <style:style style:name="P15" style:family="paragraph" style:parent-style-name="Standard">
      <style:paragraph-properties fo:text-align="start" style:justify-single-word="false"/>
      <style:text-properties style:font-name="Arial" style:text-underline-style="none" officeooo:rsid="0025bffe" officeooo:paragraph-rsid="0025bffe"/>
    </style:style>
    <style:style style:name="P16" style:family="paragraph" style:parent-style-name="Standard">
      <style:paragraph-properties fo:text-align="start" style:justify-single-word="false"/>
      <style:text-properties style:font-name="Arial" style:text-underline-style="none" officeooo:rsid="0026c4ec" officeooo:paragraph-rsid="0026c4ec"/>
    </style:style>
    <style:style style:name="P17" style:family="paragraph" style:parent-style-name="Standard">
      <style:paragraph-properties fo:text-align="start" style:justify-single-word="false"/>
      <style:text-properties style:font-name="Arial" style:text-underline-style="none" officeooo:rsid="002af336" officeooo:paragraph-rsid="002af336"/>
    </style:style>
    <style:style style:name="P18" style:family="paragraph" style:parent-style-name="Standard">
      <style:paragraph-properties fo:text-align="start" style:justify-single-word="false"/>
      <style:text-properties style:font-name="Arial" style:text-underline-style="none" officeooo:rsid="0034652c" officeooo:paragraph-rsid="0034652c"/>
    </style:style>
    <style:style style:name="P19" style:family="paragraph" style:parent-style-name="Standard">
      <style:paragraph-properties fo:text-align="start" style:justify-single-word="false"/>
      <style:text-properties style:font-name="Arial" style:text-underline-style="none" officeooo:rsid="00362f41" officeooo:paragraph-rsid="00362f41"/>
    </style:style>
    <style:style style:name="P20" style:family="paragraph" style:parent-style-name="Standard">
      <style:paragraph-properties fo:text-align="start" style:justify-single-word="false"/>
      <style:text-properties style:font-name="Arial" officeooo:paragraph-rsid="0011c045"/>
    </style:style>
    <style:style style:name="P21" style:family="paragraph" style:parent-style-name="Standard">
      <style:paragraph-properties fo:text-align="start" style:justify-single-word="false"/>
      <style:text-properties style:font-name="Arial" style:text-underline-style="none" officeooo:rsid="002cb288" officeooo:paragraph-rsid="002cb288"/>
    </style:style>
    <style:style style:name="P22" style:family="paragraph" style:parent-style-name="Standard">
      <style:paragraph-properties fo:text-align="start" style:justify-single-word="false"/>
      <style:text-properties style:font-name="Arial" style:text-underline-style="none" officeooo:rsid="003833aa" officeooo:paragraph-rsid="003833aa"/>
    </style:style>
    <style:style style:name="P23" style:family="paragraph" style:parent-style-name="Standard">
      <style:paragraph-properties fo:text-align="start" style:justify-single-word="false"/>
      <style:text-properties style:font-name="Arial" style:text-underline-style="none" officeooo:rsid="0039501f" officeooo:paragraph-rsid="0039501f"/>
    </style:style>
    <style:style style:name="P24" style:family="paragraph" style:parent-style-name="Standard">
      <style:paragraph-properties fo:text-align="start" style:justify-single-word="false"/>
      <style:text-properties style:font-name="Arial" style:text-underline-style="none" officeooo:rsid="003c7826" officeooo:paragraph-rsid="003c7826"/>
    </style:style>
    <style:style style:name="P25" style:family="paragraph" style:parent-style-name="Standard">
      <style:paragraph-properties fo:text-align="start" style:justify-single-word="false"/>
      <style:text-properties style:font-name="Arial" style:text-underline-style="none" officeooo:rsid="003e8a05" officeooo:paragraph-rsid="003e8a05"/>
    </style:style>
    <style:style style:name="P26" style:family="paragraph" style:parent-style-name="Standard">
      <style:paragraph-properties fo:text-align="start" style:justify-single-word="false"/>
      <style:text-properties style:font-name="Arial" style:text-underline-style="none" officeooo:rsid="003ea891" officeooo:paragraph-rsid="003ea891"/>
    </style:style>
    <style:style style:name="P27" style:family="paragraph" style:parent-style-name="Standard">
      <style:paragraph-properties fo:text-align="start" style:justify-single-word="false"/>
      <style:text-properties style:font-name="Arial" style:text-underline-style="none" officeooo:rsid="00318244" officeooo:paragraph-rsid="00318244"/>
    </style:style>
    <style:style style:name="P28" style:family="paragraph" style:parent-style-name="Standard">
      <style:paragraph-properties fo:text-align="start" style:justify-single-word="false"/>
      <style:text-properties style:font-name="Arial" style:text-underline-style="none" officeooo:rsid="003f5cc1" officeooo:paragraph-rsid="003f5cc1"/>
    </style:style>
    <style:style style:name="P29" style:family="paragraph" style:parent-style-name="Standard">
      <style:paragraph-properties fo:text-align="start" style:justify-single-word="false"/>
      <style:text-properties style:font-name="Arial" style:text-underline-style="none" officeooo:rsid="0041a503" officeooo:paragraph-rsid="0041a503"/>
    </style:style>
    <style:style style:name="T1" style:family="text">
      <style:text-properties officeooo:rsid="0012900a"/>
    </style:style>
    <style:style style:name="T2" style:family="text">
      <style:text-properties style:text-underline-style="none" officeooo:rsid="0011c045"/>
    </style:style>
    <style:style style:name="T3" style:family="text">
      <style:text-properties officeooo:rsid="0012ac6f"/>
    </style:style>
    <style:style style:name="T4" style:family="text">
      <style:text-properties officeooo:rsid="00130b49"/>
    </style:style>
    <style:style style:name="T5" style:family="text">
      <style:text-properties officeooo:rsid="00164d00"/>
    </style:style>
    <style:style style:name="T6" style:family="text">
      <style:text-properties officeooo:rsid="0018dc03"/>
    </style:style>
    <style:style style:name="T7" style:family="text">
      <style:text-properties officeooo:rsid="001ac634"/>
    </style:style>
    <style:style style:name="T8" style:family="text">
      <style:text-properties officeooo:rsid="001e89f8"/>
    </style:style>
    <style:style style:name="T9" style:family="text">
      <style:text-properties officeooo:rsid="001f6bcb"/>
    </style:style>
    <style:style style:name="T10" style:family="text">
      <style:text-properties officeooo:rsid="0020911b"/>
    </style:style>
    <style:style style:name="T11" style:family="text">
      <style:text-properties officeooo:rsid="00237a05"/>
    </style:style>
    <style:style style:name="T12" style:family="text">
      <style:text-properties officeooo:rsid="00238264"/>
    </style:style>
    <style:style style:name="T13" style:family="text">
      <style:text-properties officeooo:rsid="002b691f"/>
    </style:style>
    <style:style style:name="T14" style:family="text">
      <style:text-properties officeooo:rsid="002e1b1c"/>
    </style:style>
    <style:style style:name="T15" style:family="text">
      <style:text-properties officeooo:rsid="00362f41"/>
    </style:style>
    <style:style style:name="T16" style:family="text">
      <style:text-properties officeooo:rsid="00370f44"/>
    </style:style>
    <style:style style:name="T17" style:family="text">
      <style:text-properties officeooo:rsid="003912f8"/>
    </style:style>
    <style:style style:name="T18" style:family="text">
      <style:text-properties officeooo:rsid="003a4e9e"/>
    </style:style>
    <style:style style:name="T19" style:family="text">
      <style:text-properties officeooo:rsid="003d9078"/>
    </style:style>
    <style:style style:name="T20" style:family="text">
      <style:text-properties officeooo:rsid="003ea891"/>
    </style:style>
    <style:style style:name="T21" style:family="text">
      <style:text-properties officeooo:rsid="003f5cc1"/>
    </style:style>
    <style:style style:name="T22" style:family="text">
      <style:text-properties officeooo:rsid="004000a1"/>
    </style:style>
    <style:style style:name="T23" style:family="text">
      <style:text-properties officeooo:rsid="0042d1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oit</text:p>
      <text:p text:style-name="P1">TD1</text:p>
      <text:p text:style-name="P5"/>
      <text:p text:style-name="P2">Thème 1 :</text:p>
      <text:p text:style-name="P2"/>
      <text:p text:style-name="P6">Convention de mandat = contrat de travail ?</text:p>
      <text:p text:style-name="P6"/>
      <text:p text:style-name="P6">2 <text:span text:style-name="T3">argumentations</text:span>:</text:p>
      <text:p text:style-name="P6">⇒ Freepress :</text:p>
      <text:p text:style-name="P6"><text:tab/>⇒ Distributeur « occasionnels »</text:p>
      <text:p text:style-name="P6"><text:tab/>⇒ <text:span text:style-name="T1">Haute latitude</text:span></text:p>
      <text:p text:style-name="P20"><text:span text:style-name="T2"><text:tab/>⇒ Peuvent se faire remplacer (</text:span>Intuitu personæ)</text:p>
      <text:p text:style-name="P6"><text:tab/><text:span text:style-name="T1">⇒ Rémunération à la tâche</text:span></text:p>
      <text:p text:style-name="P6"><text:tab/></text:p>
      <text:p text:style-name="P6"/>
      <text:p text:style-name="P6">⇒ Fisc :</text:p>
      <text:p text:style-name="P6"><text:tab/>⇒ Pr<text:span text:style-name="T1">e</text:span>station de travail (oui)</text:p>
      <text:p text:style-name="P6"><text:tab/>⇒ Rémunération (oui)</text:p>
      <text:p text:style-name="P6"><text:tab/>⇒ <text:span text:style-name="T1">Lien de subordination ?</text:span></text:p>
      <text:p text:style-name="P6"><text:tab/><text:tab/><text:span text:style-name="T1">⇒ oui ⇒ Secteur + temps imposé</text:span></text:p>
      <text:p text:style-name="P6"/>
      <text:p text:style-name="P6"/>
      <text:p text:style-name="P3">Thème 2 :</text:p>
      <text:p text:style-name="P7"/>
      <text:p text:style-name="P7">Cas 1 : <text:span text:style-name="T4">Non, car aucune question en rapport n’a été posé lors de l’entretien. C’était à l’employeur de se prémunir du fait que M.Griand possède un casier judiciaire.</text:span></text:p>
      <text:p text:style-name="P7"/>
      <text:p text:style-name="P8">Cas 2 : <text:span text:style-name="T5">Oui, car le candidat a caché son passé à l’employeur malgré les questions posées</text:span></text:p>
      <text:p text:style-name="P8"/>
      <text:p text:style-name="P9">Cas 3 : <text:span text:style-name="T6">Oui, car M</text:span>.Lenglet risque un procès contre l’ancien employeur de M.Berteand pour concurrence déloyale, car dans le contrat de M.Berteand il est écrit qu’il ne peut pas rejoindre un concurrent dans le délai de 1 an.</text:p>
      <text:p text:style-name="P9"/>
      <text:p text:style-name="P10">Cas 4 : Le recruteur ne peut pas lui poser des questions sur son appartenance syndical<text:span text:style-name="T7">e</text:span> et son envie d’avoir des enfants. De plus elle n’a pas été mise au courant des tests graphologiques.</text:p>
      <text:p text:style-name="P10"/>
      <text:p text:style-name="P11">Cas 5 : <text:span text:style-name="T8">M.Dumont est tout à fait en droit de demander si la déclaration unique d’embauche a été faite</text:span></text:p>
      <text:p text:style-name="P11"/>
      <text:p text:style-name="P12">Cas 6 : <text:span text:style-name="T9">Il est nécessaire pour les ressortissants non européens de posséder une carte de travail.</text:span></text:p>
      <text:p text:style-name="P12"/>
      <text:p text:style-name="P13">Cas 7 : <text:span text:style-name="T10">La lettre ici est considérée comme une promesse d’embauche, donc un pré-contrat de travail</text:span></text:p>
      <text:p text:style-name="P13"/>
      <text:p text:style-name="P14">Cas 8 : <text:span text:style-name="T11">Oui elle a des changes de l’obtenir, car l’employeur lui a </text:span><text:span text:style-name="T12">dit et écrit</text:span><text:span text:style-name="T11"> ses fautes alors qu</text:span><text:span text:style-name="T12">e celle-ci</text:span><text:span text:style-name="T11"> était en période d’essai.</text:span></text:p>
      <text:p text:style-name="P14"/>
      <text:p text:style-name="P15">Cas 9 : </text:p>
      <text:p text:style-name="P16">1) Non, c’est un contrat consensuel</text:p>
      <text:p text:style-name="P16">2) Non, elle ne se présume pas, car il n’y a pas de contrat</text:p>
      <text:p text:style-name="P17"><text:soft-page-break/>Cas 10 : <text:span text:style-name="T13">Il ne peut pas mettre fin à sa période d’essai vu qu’un CDD = 1 j de période d’essai / semaine. Ici l’employeur aurait dû mettre fin à la période d’essai au 6ᵉ jour max.</text:span></text:p>
      <text:p text:style-name="P17"/>
      <text:p text:style-name="P21">Cas 11 : <text:span text:style-name="T14">Oui l’entreprise peut prolonger la durée de l’essai initial.</text:span></text:p>
      <text:p text:style-name="P21"/>
      <text:p text:style-name="P22">Cas 12 : 1)Oui car, il est stipulé dans son contrat qu’elle ne travaille pas le mercredi</text:p>
      <text:p text:style-name="P22"><text:tab/>2) <text:span text:style-name="T17">Oui elle peut refuser car, c’est régulièrement, il faut donc renégocier le contrat</text:span></text:p>
      <text:p text:style-name="P22"/>
      <text:p text:style-name="P23">Cas 13 : <text:span text:style-name="T18">En principe, l’employeur doit respecter un délai de 1/3 de la duré du temps entre les 2 contrats. Mais ici vu que c’est le même salarie qu’il remplace, il n’y a pas de délai.</text:span></text:p>
      <text:p text:style-name="P21"/>
      <text:p text:style-name="P24">Cas 14 : <text:span text:style-name="T19">Son contrat est un CDI à temps plein.</text:span></text:p>
      <text:p text:style-name="P24"/>
      <text:p text:style-name="P25">Cas 15 : <text:span text:style-name="T20">La clause de non-concurrence n’est pas valide car, il manque une compensation financière.</text:span></text:p>
      <text:p text:style-name="P25"/>
      <text:p text:style-name="P26">Cas 16 : P<text:span text:style-name="T21">our un apprenti, le pourcentage du SMIC est en fonction de l’age et du niveau d’étude de l’apprenti</text:span></text:p>
      <text:p text:style-name="P27"/>
      <text:p text:style-name="P28">Cas 17 : <text:span text:style-name="T22">Il n’a pas le choix vu que c’est spécifié dans le contrat.</text:span></text:p>
      <text:p text:style-name="P28"/>
      <text:p text:style-name="P29">Cas 18 : <text:span text:style-name="T23">CDI temps plein.</text:span></text:p>
      <text:p text:style-name="P28"/>
      <text:p text:style-name="P4">Vrai/Faux :</text:p>
      <text:p text:style-name="P18"/>
      <text:p text:style-name="P18">1) Faux</text:p>
      <text:p text:style-name="P18">2) Faux</text:p>
      <text:p text:style-name="P18">3) Faux</text:p>
      <text:p text:style-name="P18">4) Faux</text:p>
      <text:p text:style-name="P18">5) Faux</text:p>
      <text:p text:style-name="P18">6) Vrai</text:p>
      <text:p text:style-name="P18">7) Faux</text:p>
      <text:p text:style-name="P18">8) Faux</text:p>
      <text:p text:style-name="P18">9) Vrai</text:p>
      <text:p text:style-name="P18">10) Faux</text:p>
      <text:p text:style-name="P18">11) Faux</text:p>
      <text:p text:style-name="P18">12) Vrai</text:p>
      <text:p text:style-name="P18">13) Faux</text:p>
      <text:p text:style-name="P18">14) Faux</text:p>
      <text:p text:style-name="P18">15) Vrai</text:p>
      <text:p text:style-name="P18">16) Vrai</text:p>
      <text:p text:style-name="P18">17) Faux</text:p>
      <text:p text:style-name="P18">18) <text:span text:style-name="T15">Vrai</text:span></text:p>
      <text:p text:style-name="P19">19) Faux</text:p>
      <text:p text:style-name="P19">20) Vrai</text:p>
      <text:p text:style-name="P19">21) Faux</text:p>
      <text:p text:style-name="P19">22) Vrai</text:p>
      <text:p text:style-name="P19">23) Vrai</text:p>
      <text:p text:style-name="P19">24) Faux</text:p>
      <text:p text:style-name="P19">25) Vrai</text:p>
      <text:p text:style-name="P19">26) Faux</text:p>
      <text:p text:style-name="P19">27) Faux</text:p>
      <text:p text:style-name="P19"><text:soft-page-break/>28) Vrai</text:p>
      <text:p text:style-name="P19">29) Vrai</text:p>
      <text:p text:style-name="P19">30) <text:span text:style-name="T16">Le contrat n’existe plus</text:span></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13:31:52.616218581</meta:creation-date>
    <dc:date>2023-09-15T13:50:23.752757008</dc:date>
    <meta:editing-duration>PT1H34M33S</meta:editing-duration>
    <meta:editing-cycles>48</meta:editing-cycles>
    <meta:generator>LibreOffice/7.5.5.2$Linux_X86_64 LibreOffice_project/50$Build-2</meta:generator>
    <meta:document-statistic meta:table-count="0" meta:image-count="0" meta:object-count="0" meta:page-count="3" meta:paragraph-count="69" meta:word-count="538" meta:character-count="2746" meta:non-whitespace-character-count="2264"/>
  </office:meta>
</office:document-meta>
</file>